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b6e1" officeooo:paragraph-rsid="000bb6e1" fo:background-color="#ff0000"/>
    </style:style>
    <style:style style:name="P2" style:family="paragraph" style:parent-style-name="Standard">
      <style:paragraph-properties fo:text-align="center" style:justify-single-word="false"/>
      <style:text-properties officeooo:rsid="000bb6e1" officeooo:paragraph-rsid="000bb6e1" fo:background-color="transparent"/>
    </style:style>
    <style:style style:name="P3" style:family="paragraph" style:parent-style-name="Standard">
      <style:paragraph-properties fo:text-align="start" style:justify-single-word="false"/>
      <style:text-properties officeooo:rsid="000bb6e1" officeooo:paragraph-rsid="000bb6e1" fo:background-color="#ff7b59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bb6e1" officeooo:paragraph-rsid="000bb6e1" fo:background-color="#069a2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d1923" officeooo:paragraph-rsid="000d1923" fo:background-color="#069a2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d1923" officeooo:paragraph-rsid="000d1923" fo:background-color="#069a2e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d1923" officeooo:paragraph-rsid="000d1923" fo:background-color="transparent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d1923" officeooo:paragraph-rsid="000d1923" fo:background-color="#ff0000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normal" officeooo:rsid="000bb6e1" officeooo:paragraph-rsid="000bb6e1" fo:background-color="transparent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00d1923" officeooo:paragraph-rsid="000d1923" fo:background-color="transparent" style:font-weight-asian="normal" style:font-weight-complex="normal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0bb6e1" fo:background-color="transparent" loext:char-shading-value="0"/>
    </style:style>
    <style:style style:name="T3" style:family="text">
      <style:text-properties fo:background-color="#ff972f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fo:background-color="#ff972f" loext:char-shading-value="0" style:font-weight-asian="bold" style:font-weight-complex="bold"/>
    </style:style>
    <style:style style:name="T7" style:family="text">
      <style:text-properties fo:font-weight="bold" fo:background-color="transparent" loext:char-shading-value="0" style:font-weight-asian="bold" style:font-weight-complex="bold"/>
    </style:style>
    <style:style style:name="T8" style:family="text">
      <style:text-properties fo:font-weight="normal" fo:background-color="transparent" loext:char-shading-value="0" style:font-weight-asian="normal" style:font-weight-complex="normal"/>
    </style:style>
    <style:style style:name="T9" style:family="text">
      <style:text-properties fo:background-color="#ffbf00" loext:char-shading-value="0"/>
    </style:style>
    <style:style style:name="T10" style:family="text">
      <style:text-properties fo:background-color="#ff7b59" loext:char-shading-value="0"/>
    </style:style>
    <style:style style:name="T11" style:family="text">
      <style:text-properties officeooo:rsid="000bb6e1" fo:background-color="#ff7b59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couvrir javascript</text:p>
      <text:p text:style-name="P1"/>
      <text:p text:style-name="P1"/>
      <text:p text:style-name="P3">*introduction</text:p>
      <text:p text:style-name="P1"/>
      <text:p text:style-name="P2">.JavaScript est <text:span text:style-name="T6">un langage de programmation de scripts</text:span> principalement utilise dans les pages web interactives <text:span text:style-name="T4">cote clients</text:span></text:p>
      <text:p text:style-name="P2"/>
      <text:p text:style-name="P2"/>
      <text:p text:style-name="P3">*crée des scripts -les scripts JavaScript:</text:p>
      <text:p text:style-name="P2"/>
      <text:p text:style-name="P2">.sont des script fichiers &lt;&lt;texte&gt;&gt;(extension conseillée .JS) a crée avec un éditeur de texte </text:p>
      <text:p text:style-name="P2"/>
      <text:p text:style-name="P2">.sont <text:span text:style-name="T3"><text:s/></text:span><text:span text:style-name="T6">intégrés au sein des pages web</text:span><text:span text:style-name="T5"> </text:span></text:p>
      <text:p text:style-name="P2">.sont <text:span text:style-name="T6">exécutes cote client par le navigateur WEB</text:span></text:p>
      <text:p text:style-name="P2"><text:span text:style-name="T6"/></text:p>
      <text:p text:style-name="P2"><text:span text:style-name="T6"/></text:p>
      <text:p text:style-name="P3"><text:span text:style-name="T5">*JavaScript <text:s/>sert : <text:s/></text:span></text:p>
      <text:p text:style-name="P3"><text:span text:style-name="T7"/></text:p>
      <text:p text:style-name="P3"><text:span text:style-name="T7">-</text:span><text:span text:style-name="T8">a contrôler les données saisies dans des formulaire HTML</text:span></text:p>
      <text:p text:style-name="P3"><text:span text:style-name="T8"/></text:p>
      <text:p text:style-name="P3"><text:span text:style-name="T8">-a interagir aves le doc HTML via l’interface DOM (Document objet Mode) fournie par le navigateur ( on parle alors parfois de HTML dynamique ou DHTML</text:span></text:p>
      <text:p text:style-name="P3"><text:span text:style-name="T8"/></text:p>
      <text:p text:style-name="P4"/>
      <text:p text:style-name="P4">exemples <text:s/>de codage JavaScript </text:p>
      <text:p text:style-name="P4">(photot dans mon tel)</text:p>
      <text:p text:style-name="P4"/>
      <text:p text:style-name="P4"/>
      <text:p text:style-name="P10">une interface DDM (document objet model) pour accéder aux objets le composant:</text:p>
      <text:p text:style-name="P10"/>
      <text:p text:style-name="P10">-ces objet sont classes de manière hiérarchique (notion d’arbre).</text:p>
      <text:p text:style-name="P10"/>
      <text:p text:style-name="P10">-l’objet le plus haut dans la hiérarchie est l’objet de la<text:span text:style-name="T9"> classe window</text:span> (fenetre)</text:p>
      <text:p text:style-name="P10"/>
      <text:p text:style-name="P10">-Dans cette fenêtre, il y as un doc HTML: c’est l’objet doc donc l’objet window contien l’objet doc </text:p>
      <text:p text:style-name="P7"/>
      <text:p text:style-name="P7">*et ainssi de suite</text:p>
      <text:p text:style-name="P7"/>
      <text:p text:style-name="P5"/>
      <text:p text:style-name="P5">Exemples d’ utulisation du DOM</text:p>
      <text:p text:style-name="P5">(voir Photo tel)</text:p>
      <text:p text:style-name="P5"/>
      <text:p text:style-name="P6"><text:span text:style-name="T10">Quelque elements classiques geres en </text:span><text:span text:style-name="T11">JavaScript </text:span><text:span text:style-name="T2">:</text:span></text:p>
      <text:p text:style-name="P6"><text:span text:style-name="T2"/></text:p>
      <text:p text:style-name="P6"><text:span text:style-name="T2">-</text:span><text:span text:style-name="T1">l’utilisateur clique sur un bouton , un lien ou tout autre element: click</text:span></text:p>
      <text:p text:style-name="P6"/>
      <text:p text:style-name="P8">* Important a completer a la maison a mlaide de mon tel</text:p>
      <text:p text:style-name="P8"/>
      <text:p text:style-name="P8"/>
      <text:p text:style-name="P10">les Variables: voir photo tel</text:p>
      <text:p text:style-name="P9"/>
      <text:p text:style-name="P9"><text:soft-page-break/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9T13:29:25.651000000</meta:creation-date>
    <dc:date>2022-11-09T14:54:10.880000000</dc:date>
    <meta:editing-duration>PT1H24M45S</meta:editing-duration>
    <meta:editing-cycles>2</meta:editing-cycles>
    <meta:generator>LibreOffice/7.4.1.2$Windows_X86_64 LibreOffice_project/3c58a8f3a960df8bc8fd77b461821e42c061c5f0</meta:generator>
    <meta:document-statistic meta:table-count="0" meta:image-count="0" meta:object-count="0" meta:page-count="2" meta:paragraph-count="24" meta:word-count="203" meta:character-count="1254" meta:non-whitespace-character-count="1064"/>
  </office:meta>
</office:document-meta>
</file>